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solid" style:text-position="0% 100%" style:font-name="Times New Roman" style:text-underline-style="none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text-position="super 58%" style:font-name="Times New Roman" style:text-underline-style="none"/>
    </style:style>
    <style:style style:name="T11" style:family="text">
      <style:text-properties style:text-line-through-style="none" style:text-position="0% 100%" style:font-name="Times New Roman" style:text-underline-style="none"/>
    </style:style>
    <style:style style:name="T12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3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Repentance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3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On penitence/</text:p>
      <text:p text:style-name="P6"/>
      <text:p text:style-name="P5">[Page 1]</text:p>
      <text:p text:style-name="P5">Brethren! <text:s/>The section of the Sabbath, preceding Rosh/ hashan<text:span text:style-name="T2">á</text:span><text:span text:style-name="T3">, was suggestive of momentous thoughts./ <text:s/>I felt prompted therefore to offer to view, those which/ I deemed best calculated to spiritually benefit my/ congregation. <text:s/>But the lesson imparted, reached/ only a few. <text:s/>The attendance happened on that day/ to be unusually sparse. <text:s/>This circumstance, elicited/ a request that I would repeat my sermon, on the/ present occasion. <text:s/>After due consideration, I respect-/-fully declined to comply with the wish expressed by some/ of my appreciative audiences. <text:s/>Nevertheless, I judge/ that a </text:span><text:span text:style-name="T4">cursory</text:span><text:span text:style-name="T7"> mere exposition of the </text:span><text:span text:style-name="T4">remarks</text:span><text:span text:style-name="T7"> ideas then set forth,/ will not be inopportune. <text:s/></text:span><text:span text:style-name="T4">My brevity will prevent</text:span><text:span text:style-name="T7"> I will thus guard against/ </text:span><text:span text:style-name="T4">a</text:span><text:span text:style-name="T7"> trespassing on the patience of those who heard the/ entire discourse, while </text:span><text:span text:style-name="T4">a mere stricture thereto, will</text:span><text:span text:style-name="T7"> I acquaint</text:span><text:span text:style-name="T4">ance</text:span><text:span text:style-name="T7"> others that </text:span><text:span text:style-name="T4">who</text:span><text:span text:style-name="T7"> were absent,/ </text:span><text:span text:style-name="T4">suffice the intelligent.</text:span><text:span text:style-name="T7"> with the purport thereof. <text:s/>Lend me then your kind/ attention. <text:s/>A perusal of the inspired admonitions/ given towards the end of his career, by the man who/ had educated a whole generation, had impressed me deeply./ <text:s/>I behold the besetting sin of this age, mirrored it were/ in his parting words, and sought the aid of the latter,/ in my eagerness to correct the former. <text:s/>That sin,/ my friends! is the denial of three cardinal points/</text:span></text:p>
      <text:p text:style-name="P5"><text:span text:style-name="T7"/></text:p>
      <text:p text:style-name="P5"><text:span text:style-name="T7">[Page 2]</text:span></text:p>
      <text:p text:style-name="P5"><text:span text:style-name="T7">in the religion of Israel, namely: divine providence/ bestowed alike on individuals as on nations; the </text:span><text:soft-page-break/><text:span text:style-name="T7">return/ of the chosen people to absolute independence in the/ patriarchal land, and the permanence of the ceremonial/ as well as the moral laws of the Mosaic code./</text:span></text:p>
      <text:p text:style-name="P5"><text:span text:style-name="T7">The arguments which I advanced to strengthen my fellow-/ Israelites in the belief of special Providence, were drawn/ from a single expression of the heaven-directed legislator./ <text:s/>He had previously asserted, that the estrangement from/ the law by any one appertaining to the Hebrew race,/ would bring down a curse upon the head of the </text:span><text:span text:style-name="T4">delinqunet minor;</text:span><text:span text:style-name="T7">/ but lest a wicked soul be found that said [Hebrew]/ [Hebrew] "I shall have peace, though I walk after/ the dictates of my imagination". <text:s/>My happiness is blended/ with that of the Community in which I life; I shall enjoy/ it, though I trespass against my religious obligations; lest,/ a man might be so perverted to defy the Omniscient/ God, </text:span><text:span text:style-name="T4">therefore</text:span><text:span text:style-name="T7"> the Biblical sentence concludes thus,/ [Hebrew] "The Lord shall separate/ him, to his own hurt, from all the tribes of Israel"./ <text:s/>The storm that he has raised by his iniquities, shall/ sweep </text:span><text:span text:style-name="T8">him</text:span><text:span text:style-name="T9"> away, the guiltless will be sheltered beneath/ the wings of the Almighty Protector. <text:s/>He shall/ be a branch cut off from the parental tree./</text:span></text:p>
      <text:p text:style-name="P5"><text:span text:style-name="T9"/></text:p>
      <text:p text:style-name="P5"><text:span text:style-name="T9">[Page 3]</text:span></text:p>
      <text:p text:style-name="P5"><text:span text:style-name="T9">The dew shall continue to irrigate the main stock,/ and its healthful ramifications; the sun shall still/ foster its produce, but their benign influence will not/ be felt by the impure bough struck down by the hand/ of Divine justice; In other words: The rod of chastisement/ shall go unscathed [Hebrew]. <text:s/>And this/ fundamental principle of Judaism, my beloved hearers!/ set upon the immoveable rock of the Sinaic revelation,/ is amplified, commented on and illustrated in every page/ written by </text:span><text:span text:style-name="T5">all</text:span><text:span text:style-name="T9"> the great prophets of Israel. <text:s/>Study the/ volume that has taught mankind civilization, and/ this verity will be deepened into your minds; viz, None/ can divert from him the searching eye that measures/ man's steps to the end that he may be requited </text:span><text:span text:style-name="T5">according to</text:span><text:span text:style-name="T9"> after his ways,/ and </text:span><text:span text:style-name="T5">he</text:span><text:span text:style-name="T9"> may reap the fruit of his own doings [Hebrew]/ [Hebrew]/ [Hebrew]. <text:s/>Let not the seeming prosperity/ of the wicked, and the apparent misery of the righteous,/ deceive the believer in special Providence. <text:s/>For, abundant</text:span><text:span text:style-name="T10">2</text:span><text:span text:style-name="T11">/ in mercy, and slow</text:span><text:span text:style-name="T10">1</text:span><text:span text:style-name="T11"> to anger is</text:span><text:span text:style-name="T10">3</text:span><text:span text:style-name="T11"> our heavenly Maker; but/ "though a sinner do evil a hundred times, and his days be/ prolonged, yet surely I know that it shall be well with/</text:span></text:p>
      <text:p text:style-name="P5"><text:span text:style-name="T11"/></text:p>
      <text:p text:style-name="P5"><text:span text:style-name="T11">[Page 4]</text:span></text:p>
      <text:p text:style-name="P5"><text:span text:style-name="T11">them that fear God" [Hebrew]/ [Hebrew]; so exclaimed the inspired/ preacher; and the royal shepherd, grown wise by experience,/ said "I have seen the wicked in great power, spreading/ himself like a green bay-tree, yet he passed away, and lo!/ he was not; yea, I sought him, but he could not be found./ <text:s/>Yet Mark the perfect man, and behold the upright, for the/ end of that man is peace" [Hebrew]/ [Hebrew]/ Now, my friends! with regard to the second point, which/ I discussed in my last address, I will </text:span><text:span text:style-name="T6">freely</text:span><text:span text:style-name="T11"> candidly acknowledge/ that notwithstanding it is irrefutably established, yet,/ I conceive that I might have better succeeded to bring conviction/ home to the mind of my hearers, had they been the subjects/ of the Roman Pontiff, or of an Arabian Sheik. <text:s/>Their/ hearts would then have joyfully open to my imparting,/ touching the declarations of the Most High that foretell/ our glorious </text:span><text:span text:style-name="T6">future</text:span><text:span text:style-name="T11"> destiny. <text:s/>The testimony adduced from Jewish/ annals, to prove that the fulfilment[sic!] of the predictions/ registered in the thirtieth chapter of Deuteronomy, is/ still reserved for a regenerated Israel, would have been/ a soothing balm to our unfortunate brethren, who/</text:span></text:p>
      <text:p text:style-name="P5"><text:span text:style-name="T11"/></text:p>
      <text:p text:style-name="P5"><text:span text:style-name="T11">[Page 5]</text:span></text:p>
      <text:p text:style-name="P5"><text:span text:style-name="T11">bleed under the scourge of persecution. <text:s/>They who/ despite the sublime deeds of the self-denying Moses/ of our age, are still exposed to refined cruelty, would/ have fixed an eager look on the picture of our independence/ in the heritage of Abraham, </text:span><text:span text:style-name="T6">which</text:span><text:span text:style-name="T11"> as I delineated it. <text:s/>They,/ who in the name of a pseudo religion of peace, are inhumanly/ robbed of their tender offspring, and compelled to see/ them bend the knee to gods which our fathers feared not,/ would, in earnest conviction, have breathed a prayer for/ the speedy accomplishment of God's unfailing promise./ <text:s/>But I spoke to American Israelites, </text:span><text:soft-page-break/><text:span text:style-name="T11">to men, long/ accustomed to regard religious liberty as an inalienable birth-/right; for, whatever may be said to the contrary, this is,/ and will, I trust, eternally remain, the country where/ proscription by reason of one's avowed faith, will never/ be instituted. <text:s/>My audience may have found it impossible/ to rebut my arguments, but I imagine that the reasoning/ I employed, did not impress the free-men of this generous/ republic, as it would have penetrated the minds of the/ Hebrews, scattered in benighted regions. <text:s/>But does/ that invalidate the truth I set forth? <text:s/>Is God's word/ to be measured by the mete-yard of a finite understand-/-ing? <text:s/>Or shall we doubt </text:span><text:span text:style-name="T6">it</text:span><text:span text:style-name="T11"> its veracity, because we have/ been mercifully spared the untold sorrows which its long/</text:span></text:p>
      <text:p text:style-name="P5"><text:span text:style-name="T11"/></text:p>
      <text:p text:style-name="P5"><text:span text:style-name="T11">[Page 6]</text:span></text:p>
      <text:p text:style-name="P5"><text:span text:style-name="T11">deferred fulfilment[sic!], has brough on the outcasts of/ Judea? <text:s/>Far be from us the impious thought!/ <text:s/>As well might our ancestors who had attained the high-/-est honors in the Persian court, have rejected the prediction/ of Jeremiah, that at the completion of seventy years the Lord would/ grant them rest &amp; peace within the walls of Jerusalem. <text:s/>Or,/ the Israelites, who under the dominion of the Moors in/ Spain, weilded[sic!] an almost boundless power, have regarded/ Moses a false prophet, because he wrote [Hebrew]/ [Hebrew] "The Lord thy God will bring back thy/ captivity, and have </text:span><text:span text:style-name="T12">pity</text:span><text:span text:style-name="T11"> on thee", No, they cast/ their vision beyond their narrow sphere. <text:s/>They beheld/ millions of their fellow-beings </text:span><text:span text:style-name="T6">carried</text:span><text:span text:style-name="T11"> dragged to the slaughter,/ because they acknowledged a belief identical with theirs,/ and they felt drawn towards those unhappy ones with intensity of religious/ love, they felt that they were the sheep of one flock, guided by/ one Almighty shepherd; they felt that the same final/ destiny had been decried for all the seed of Jacob, and,/ amidst the grandeur of their station, they prayed in/ common with their brethren [Hebrew] "oh! may/ our eyes view again</text:span><text:span text:style-name="T10">2</text:span><text:span text:style-name="T11"> Zion</text:span><text:span text:style-name="T10">1</text:span><text:span text:style-name="T11">". <text:s/>My beloved hearers! <text:s/>It/ must be so even with </text:span><text:span text:style-name="T12">us</text:span><text:span text:style-name="T11">. <text:s/>Grateful to the Supreme/ for the enlargement of our condition, we will ne-/</text:span></text:p>
      <text:p text:style-name="P5"><text:span text:style-name="T11"/></text:p>
      <text:p text:style-name="P5"><text:span text:style-name="T11">[Page 7]</text:span></text:p>
      <text:p text:style-name="P5"><text:span text:style-name="T11">vertheless </text:span><text:span text:style-name="T6">deem</text:span><text:span text:style-name="T11"> consider ourselves indissolubly connected with/ our coreligionists who moan in </text:span><text:span text:style-name="T6">streets</text:span><text:span text:style-name="T11"> secluded lanes and in ghettos./ <text:s/>Like them we will petition the Throne of mercy for the/ end of all the tribulations endured by the residue of Israel, and like them/ credit the </text:span><text:span text:style-name="T6">prediction</text:span><text:span text:style-name="T11"> vaticination that "those of Judah who are scattered/ abroad, shall be gathered </text:span><text:span text:style-name="T6">in</text:span><text:span text:style-name="T11">together</text:span><text:span text:style-name="T6">spot</text:span><text:span text:style-name="T11">, from the four/ corners of the earth" [Hebrew]/ <text:s/>The third part of the sermon I recently delivered, was/ designed as a timely caution to the unwary./ <text:s/>I </text:span><text:span text:style-name="T6">would</text:span><text:span text:style-name="T11"> sought to arraign at the bar of </text:span><text:span text:style-name="T6">Jewish</text:span><text:span text:style-name="T11"> public opinion,/ those, who, professing Judaism, as derived from the Scrip-/-tures, preach the abrogation of many of its behests./ <text:s/>Shall I, my friends! direct </text:span><text:span text:style-name="T6">now</text:span><text:span text:style-name="T11"> your eyes to the spot/ where they are now standing, who divide Israel into two hostile/ camps?....Thanks be to God! <text:s/>I search, but find none/ within these holy precincts. <text:s/>Men stained with sin, can/ doubtless be pointed at in the midst of this assemblage./ <text:s/>Alas! my own image is reflected on the ark, where the/ testimony of our Lord is enshrined; but the heinous crime/ of seducing the simple and the untutored from their allegiance/ to the Almighty, does not pollute our souls. <text:s/>We may/ have violated biblical commands, to gratify our appetites./ <text:s/>Bedimmed by the passions, our mind </text:span><text:span text:style-name="T6">could</text:span><text:span text:style-name="T11"> may perhaps have no longer/</text:span></text:p>
      <text:p text:style-name="P5"><text:span text:style-name="T11"/></text:p>
      <text:p text:style-name="P5"><text:span text:style-name="T11">[Page 8]</text:span></text:p>
      <text:p text:style-name="P7"><text:span text:style-name="T13">perhaps</text:span><text:span text:style-name="T11"> distinguished between the pure and the impure;/ but the arrogant thought that to disregard the injunctions/ of our legislator, is to rise above prejudice and bigotry,/ was not harbored by any of us. <text:s/>In fact, how could/ we pronounce such a heresy and remain within the fold/ of Judaism? <text:s/></text:span><text:span text:style-name="T13">If</text:span><text:span text:style-name="T11"> Who cannot perceive that if the code of Moses may be abrogated/ in some of its parts, </text:span><text:span text:style-name="T13">who will warrant us against</text:span><text:span text:style-name="T11"> there will exist no security from/ the violation of the remaining portion? <text:s/>If--by way of illustration,--the change/ wrought in our political condition, exonerates us from/ abiding by the dietary laws, why may we not be also/ exempt from the observance of the Sabbath? <text:s/>Will not/ the same process of reasoning lead us directly to the conclusion,/ that to hallow the day set apart by the majority/ of our fellow-</text:span><text:soft-page-break/><text:span text:style-name="T11">citizens, would best suit our present/ state and social relations? <text:s/>Brethren! <text:s/></text:span><text:span text:style-name="T13">Verily,</text:span><text:span text:style-name="T11"> the/ effect of the theory now propounded from some of/ our pulpits, is too mournful to contemplate./ <text:s/>It would, if successful, reduce our ancestral </text:span><text:span text:style-name="T13">faith</text:span><text:span text:style-name="T11"> creed to/ an indefinable myth, which every one could construe/ as most consonant with his own wild crotchets and strange/ vagaries. <text:s/>Let those who have cast off the fear of/ the Lord, follow that path which is surrounded by/ thorns and snares [Hebrew], but you who/</text:span></text:p>
      <text:p text:style-name="P7"><text:span text:style-name="T11"/></text:p>
      <text:p text:style-name="P7"><text:span text:style-name="T11">[Page 9]</text:span></text:p>
      <text:p text:style-name="P7"><text:span text:style-name="T11">believe that a positive religion has been vouchsafed/ unto us for our guidance here below, I will earnestly recommend/ to ponder well on the words of the arch-prophet, </text:span><text:span text:style-name="T13">of our nation.</text:span><text:span text:style-name="T11"> even of Moses son of Amram./ <text:s/>To him whose countenance shone with a heavenly irradiation/ the future of his people was unfolded as the volume</text:span><text:span text:style-name="T13">s</text:span><text:span text:style-name="T11"> of/ the past. <text:s/>He portrayed their backsliding in distant generations and the/ evil results accruing from it. <text:s/>But he would not/ abandon </text:span><text:span text:style-name="T13">them</text:span><text:span text:style-name="T11"> the sinners to their fate. <text:s/></text:span><text:span text:style-name="T13">Amidst their aberrations</text:span><text:span text:style-name="T11"> When verging on their spiritual/ destruction a messenger </text:span><text:span text:style-name="T13">from above</text:span><text:span text:style-name="T11"> venerable with age, and of godly appearance,/ would </text:span><text:span text:style-name="T13">resort to</text:span><text:span text:style-name="T11"> exhort to repentance &amp; reclaim them to virtue. <text:s/>That divine messenger,/ my friends! is even now with us, as it has been and it will/ ever be with all Israel. <text:s/>[Hebrew]/ [Hebrew] "This song shall stand as a witness before/ him, for it shall not be obliterated from the mind of his/ posterity". <text:s/>From the distance of thirty five centuries,/ the sound of that celestial voice has, this morning reverbe-/-rated in our ears. <text:s/>It bids us return to God. <text:s/>Will you heed/ it? my beloved Brethren?...You say, yes; Listen/ then. <text:s/>"When <text:s/>Moses had made an end of speaking all these/ words to all Israel, he said unto them; set your hearts/ unto all the word which I testify among you this day,/ so that ye may command your children to observe to/ do, </text:span><text:span text:style-name="T12">all</text:span><text:span text:style-name="T11"> the words of </text:span><text:span text:style-name="T12">this</text:span><text:span text:style-name="T11"> law" [Hebrew]/ [Hebrew]/ [Hebrew]/</text:span></text:p>
      <text:p text:style-name="P7"><text:span text:style-name="T11"/></text:p>
      <text:p text:style-name="P7"><text:span text:style-name="T11">[Page 10]</text:span></text:p>
      <text:p text:style-name="P7"><text:span text:style-name="T11">Are the ceremonial laws now-adays set at nought and/ inveighed against, excluded from that general rule?/ <text:s/>I appeal to your understanding. <text:s/>Reflect on the question,/ and act up to its solution. <text:s/>As for myself, I hold/ it as my deeply-set conviction, that whosoever denies/ the binding authority of external observances, sins of/ infidelity [Hebrew]/ It will not suffice that we answer: outward practices/ are, so to day, the body of our religion; the eternal principles/ of justice and humanity, it has enunciated are the soul thereof./ <text:s/>No, I have</text:span><text:span text:style-name="T10">2</text:span><text:span text:style-name="T11"> also</text:span><text:span text:style-name="T10">1</text:span><text:span text:style-name="T11"> been taught, that [Hebrew]/ "the precepts were given, only to purify </text:span><text:span text:style-name="T13">our</text:span><text:span text:style-name="T11"> mens minds", but/ just as the promptings of the immortal spirit within us,/ are reflected in our daily walks, so are the sublime/ teachings of our faith, </text:span><text:span text:style-name="T13">are</text:span><text:span text:style-name="T11"> brought to light through its/ votaries, where they curb their appetites, </text:span><text:span text:style-name="T13">check</text:span><text:span text:style-name="T11"> suppress their desires,/ and control their passions, for the sake of principles./ <text:s/>Brethren! <text:s/>If I have succeeded by the arguments advanced/ in this and in a former discourse, to establish upon/ the basis of the Sinaic revelation, the three fundamental/ points at issue, I may consider to have completed my/ task. <text:s/>Still, this is not an ordinary occasion,/ and I would be guilty of dereliction from duty, were/ I to let it pass away unimproved./</text:span></text:p>
      <text:p text:style-name="P7"><text:span text:style-name="T11"/></text:p>
      <text:p text:style-name="P7"><text:span text:style-name="T11">[Page 11]</text:span></text:p>
      <text:p text:style-name="P7"><text:span text:style-name="T11">I will therefore venture upon a friendly counsel./ <text:s/>You are all aware that oftentimes we oppose in practice,/ a truth, to which in theory we fully assented. <text:s/>This contra-/-diction, which can be detected in almost every man/ </text:span><text:span text:style-name="T13">in the offspring of in</text:span><text:span text:style-name="T11"> proceeds from want of caution. <text:s/></text:span><text:span text:style-name="T13">Impressed by the lesson obtained we may at one time have resolved to follow it to the letter.</text:span><text:span text:style-name="T11"> <text:s/>He who possesses a/ valuable object, will encase it in a well-secured chest./ <text:s/>He who desires to guard his choice vineyard against intrusion/ will raise a high fence around it; but we after having sought/ to cleanse our hearts, exposes them to the touch of pollution./ <text:s/>Impressed by the lesson obtained, we may at one time have resolved to follow it to the letter./ <text:s/>We would aspire to the glory of having reformed our irreligious/ habits we would </text:span><text:span text:style-name="T13">of</text:span><text:span text:style-name="T11"> experience</text:span><text:span text:style-name="T13">ing</text:span><text:span text:style-name="T11"> the joy of being at peace with our heavenly/ law-giver, but we neglected to forego the occasions which/ had heretofore led us astray from Him. <text:s/>We placed undue trust/ on our </text:span><text:soft-page-break/><text:span text:style-name="T11">power of resistance, and fell unwilling victims/ to the delusions of our eyes. <text:s/>But if we sincerely wish/ to remain steadfast</text:span><text:span text:style-name="T13">l</text:span><text:span text:style-name="T11"> in our righteous determinations, we/ must pursue the course pointed out by Solomon/ in the fifth chapter of his proverbs. <text:s/>In beautiful/ language, he personifies human wantonness. <text:s/>She/ attracts the unwary by her seductive mien. <text:s/>Her/ coral lips drop words which are sweeter than honey,/ softer than the most fragrant ointment, but if/ we bend our ears to them, they will turn into a poison/ bitter than gall, into arrows sharper than two-/edged sword. <text:s/>How shall we escape the enticement, you ask./</text:span></text:p>
      <text:p text:style-name="P7"><text:span text:style-name="T11"/></text:p>
      <text:p text:style-name="P7"><text:span text:style-name="T11">[Page 12]</text:span></text:p>
      <text:p text:style-name="P7"><text:span text:style-name="T11">[Hebrew]/ "Remove thy way far from her, and come not nigh the/ door of her house". <text:s/>Approach not, my friends! the/ places where </text:span><text:span text:style-name="T13">sin</text:span><text:span text:style-name="T11"> impiety abides; avoid the conversation of those/ who lay snares to your souls. <text:s/>Cast away the volumes/ on which heretical doctrines are inscribed. <text:s/>And whereas/ you found delight </text:span><text:span text:style-name="T13">in sin</text:span><text:span text:style-name="T11"> in </text:span><text:span text:style-name="T13">the gratification of the senses</text:span><text:span text:style-name="T11"> indulging the animal passions, go now in quest of spiritual/ pleasures. <text:s/>Watch at the portals of the dwelling of/ prayer. <text:s/>Lend serious attention to the word therein ex-/-pounded. <text:s/>Consult, about your religious obligations,/ those you regard as learned and pious. <text:s/></text:span><text:span text:style-name="T12">Court</text:span><text:span text:style-name="T11">/ the association of men, whose life is a constant/ exemplification of the precepts of our holy Torah./ <text:s/>Acknowledge to the world, without reserve, the principles/ which will henceforth guide your steps on earth. <text:s/>In fine,/ be Israelites theoretically and practically; you will then/ draw towards yourselves the respect of the community/ among whom you live, the love and praise of your/ faithful brethren, and the favor of the Lord God,/ who says "if the wicked will turn from all his sins that he/ hath committed, and keep </text:span><text:span text:style-name="T12">all my statutes</text:span><text:span text:style-name="T11">, and do that which/ is lawful </text:span><text:span text:style-name="T13">lawf</text:span><text:span text:style-name="T11"> and right, he shall surely live, he shall not die. [Hebrew]/ <text:s/>All his transgressions which he hath committed, shall not/ be mentioned unto him, in his righteousness which he hath/ done, he shall live" <text:s/>[Hebrew]/</text:span></text:p>
      <text:p text:style-name="P7"><text:span text:style-name="T11"/></text:p>
      <text:p text:style-name="P7"><text:span text:style-name="T11">[Page 13]</text:span></text:p>
      <text:p text:style-name="P7"><text:span text:style-name="T11">Oh! may this merciful decree of the universal judge, be/ the portion of my penitent hearers. <text:s/>May life and joy/ be allotted to this congregation in Israel, to its rulers/ and its functionaries, to its young and its old, to/ its maidens and its matrons. <text:s/>May unity and/ peace ever grace this hallowed edifice, the voice/ of discord find no echo in our midst, from now to/ 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8T11:17:05.06</meta:creation-date>
    <dc:date>2012-06-18T13:59:33.85</dc:date>
    <dc:creator>Penn Libraries</dc:creator>
    <meta:editing-duration>PT00H10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6" meta:paragraph-count="89" meta:word-count="2954" meta:character-count="17943"/>
  </office:meta>
</office:document-meta>
</file>